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9000003A10A09B4D72AC43D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59cm" svg:y="2.681cm" svg:width="17cm" svg:height="8.255cm" draw:z-index="0"><draw:image xlink:href="Pictures/1000000100000779000003A10A09B4D72AC43D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21:02:11.927000000</meta:creation-date>
    <dc:date>2022-09-22T21:04:09.527000000</dc:date>
    <meta:editing-duration>PT1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